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1706375" calcext:value-type="float">
            <text:p>0,11706375</text:p>
          </table:table-cell>
          <table:table-cell office:value-type="float" office:value="155.940395255" calcext:value-type="float">
            <text:p>155,940395255</text:p>
          </table:table-cell>
          <table:table-cell office:value-type="float" office:value="108.9512253" calcext:value-type="float">
            <text:p>108,9512253</text:p>
          </table:table-cell>
        </table:table-row>
        <table:table-row table:style-name="ro1">
          <table:table-cell office:value-type="float" office:value="0.036036226" calcext:value-type="float">
            <text:p>0,036036226</text:p>
          </table:table-cell>
          <table:table-cell office:value-type="float" office:value="155.955438569" calcext:value-type="float">
            <text:p>155,955438569</text:p>
          </table:table-cell>
          <table:table-cell office:value-type="float" office:value="109.103098875" calcext:value-type="float">
            <text:p>109,103098875</text:p>
          </table:table-cell>
        </table:table-row>
        <table:table-row table:style-name="ro1">
          <table:table-cell office:value-type="float" office:value="0.029462243" calcext:value-type="float">
            <text:p>0,029462243</text:p>
          </table:table-cell>
          <table:table-cell office:value-type="float" office:value="156.059378556" calcext:value-type="float">
            <text:p>156,059378556</text:p>
          </table:table-cell>
          <table:table-cell office:value-type="float" office:value="109.210319027" calcext:value-type="float">
            <text:p>109,210319027</text:p>
          </table:table-cell>
        </table:table-row>
        <table:table-row table:style-name="ro1">
          <table:table-cell office:value-type="float" office:value="0.036093409" calcext:value-type="float">
            <text:p>0,036093409</text:p>
          </table:table-cell>
          <table:table-cell office:value-type="float" office:value="156.819852798" calcext:value-type="float">
            <text:p>156,819852798</text:p>
          </table:table-cell>
          <table:table-cell office:value-type="float" office:value="106.592719387" calcext:value-type="float">
            <text:p>106,592719387</text:p>
          </table:table-cell>
        </table:table-row>
        <table:table-row table:style-name="ro1">
          <table:table-cell office:value-type="float" office:value="0.02392814" calcext:value-type="float">
            <text:p>0,02392814</text:p>
          </table:table-cell>
          <table:table-cell office:value-type="float" office:value="155.979148887" calcext:value-type="float">
            <text:p>155,979148887</text:p>
          </table:table-cell>
          <table:table-cell office:value-type="float" office:value="106.201689548" calcext:value-type="float">
            <text:p>106,201689548</text:p>
          </table:table-cell>
        </table:table-row>
        <table:table-row table:style-name="ro1">
          <table:table-cell office:value-type="float" office:value="0.019486114" calcext:value-type="float">
            <text:p>0,019486114</text:p>
          </table:table-cell>
          <table:table-cell office:value-type="float" office:value="156.122819872" calcext:value-type="float">
            <text:p>156,122819872</text:p>
          </table:table-cell>
          <table:table-cell office:value-type="float" office:value="107.041549778" calcext:value-type="float">
            <text:p>107,041549778</text:p>
          </table:table-cell>
        </table:table-row>
        <table:table-row table:style-name="ro1">
          <table:table-cell office:value-type="float" office:value="0.015777878" calcext:value-type="float">
            <text:p>0,015777878</text:p>
          </table:table-cell>
          <table:table-cell office:value-type="float" office:value="155.953891716" calcext:value-type="float">
            <text:p>155,953891716</text:p>
          </table:table-cell>
          <table:table-cell office:value-type="float" office:value="107.345004598" calcext:value-type="float">
            <text:p>107,345004598</text:p>
          </table:table-cell>
        </table:table-row>
        <table:table-row table:style-name="ro1">
          <table:table-cell office:value-type="float" office:value="0.04081002" calcext:value-type="float">
            <text:p>0,04081002</text:p>
          </table:table-cell>
          <table:table-cell office:value-type="float" office:value="156.11578871" calcext:value-type="float">
            <text:p>156,11578871</text:p>
          </table:table-cell>
          <table:table-cell office:value-type="float" office:value="106.622550224" calcext:value-type="float">
            <text:p>106,622550224</text:p>
          </table:table-cell>
        </table:table-row>
        <table:table-row table:style-name="ro1">
          <table:table-cell office:value-type="float" office:value="0.025855273" calcext:value-type="float">
            <text:p>0,025855273</text:p>
          </table:table-cell>
          <table:table-cell office:value-type="float" office:value="156.168016929" calcext:value-type="float">
            <text:p>156,168016929</text:p>
          </table:table-cell>
          <table:table-cell office:value-type="float" office:value="107.883081032" calcext:value-type="float">
            <text:p>107,883081032</text:p>
          </table:table-cell>
        </table:table-row>
        <table:table-row table:style-name="ro1">
          <table:table-cell office:value-type="float" office:value="0.010240157" calcext:value-type="float">
            <text:p>0,010240157</text:p>
          </table:table-cell>
          <table:table-cell office:value-type="float" office:value="156.054223015" calcext:value-type="float">
            <text:p>156,054223015</text:p>
          </table:table-cell>
          <table:table-cell office:value-type="float" office:value="107.930966001" calcext:value-type="float">
            <text:p>107,930966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28431162875" calcext:value-type="float">
            <text:p>0,0284311629</text:p>
          </table:table-cell>
          <table:table-cell table:formula="of:=TRIMMEAN([.B2:.B11];0.2)" office:value-type="float" office:value="156.05108828175" calcext:value-type="float">
            <text:p>156,0510882818</text:p>
          </table:table-cell>
          <table:table-cell table:formula="of:=TRIMMEAN([.C2:.C11];0.2)" office:value-type="float" office:value="107.683774399375" calcext:value-type="float">
            <text:p>107,6837743994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11226755" calcext:value-type="float">
            <text:p>0,111226755</text:p>
          </table:table-cell>
          <table:table-cell office:value-type="float" office:value="193.028087904" calcext:value-type="float">
            <text:p>193,028087904</text:p>
          </table:table-cell>
          <table:table-cell office:value-type="float" office:value="125.656079614" calcext:value-type="float">
            <text:p>125,656079614</text:p>
          </table:table-cell>
        </table:table-row>
        <table:table-row table:style-name="ro1">
          <table:table-cell office:value-type="float" office:value="0.019393026" calcext:value-type="float">
            <text:p>0,019393026</text:p>
          </table:table-cell>
          <table:table-cell office:value-type="float" office:value="192.928978983" calcext:value-type="float">
            <text:p>192,928978983</text:p>
          </table:table-cell>
          <table:table-cell office:value-type="float" office:value="124.992385199" calcext:value-type="float">
            <text:p>124,992385199</text:p>
          </table:table-cell>
        </table:table-row>
        <table:table-row table:style-name="ro1">
          <table:table-cell office:value-type="float" office:value="0.025699462" calcext:value-type="float">
            <text:p>0,025699462</text:p>
          </table:table-cell>
          <table:table-cell office:value-type="float" office:value="192.951272849" calcext:value-type="float">
            <text:p>192,951272849</text:p>
          </table:table-cell>
          <table:table-cell office:value-type="float" office:value="125.089899511" calcext:value-type="float">
            <text:p>125,089899511</text:p>
          </table:table-cell>
        </table:table-row>
        <table:table-row table:style-name="ro1">
          <table:table-cell office:value-type="float" office:value="0.031479362" calcext:value-type="float">
            <text:p>0,031479362</text:p>
          </table:table-cell>
          <table:table-cell office:value-type="float" office:value="192.95786745" calcext:value-type="float">
            <text:p>192,95786745</text:p>
          </table:table-cell>
          <table:table-cell office:value-type="float" office:value="123.435653601" calcext:value-type="float">
            <text:p>123,435653601</text:p>
          </table:table-cell>
        </table:table-row>
        <table:table-row table:style-name="ro1">
          <table:table-cell office:value-type="float" office:value="0.0317281" calcext:value-type="float">
            <text:p>0,0317281</text:p>
          </table:table-cell>
          <table:table-cell office:value-type="float" office:value="192.897341794" calcext:value-type="float">
            <text:p>192,897341794</text:p>
          </table:table-cell>
          <table:table-cell office:value-type="float" office:value="124.409181606" calcext:value-type="float">
            <text:p>124,409181606</text:p>
          </table:table-cell>
        </table:table-row>
        <table:table-row table:style-name="ro1">
          <table:table-cell office:value-type="float" office:value="0.016961809" calcext:value-type="float">
            <text:p>0,016961809</text:p>
          </table:table-cell>
          <table:table-cell office:value-type="float" office:value="192.897408416" calcext:value-type="float">
            <text:p>192,897408416</text:p>
          </table:table-cell>
          <table:table-cell office:value-type="float" office:value="124.174792984" calcext:value-type="float">
            <text:p>124,174792984</text:p>
          </table:table-cell>
        </table:table-row>
        <table:table-row table:style-name="ro1">
          <table:table-cell office:value-type="float" office:value="0.014198198" calcext:value-type="float">
            <text:p>0,014198198</text:p>
          </table:table-cell>
          <table:table-cell office:value-type="float" office:value="192.981873269" calcext:value-type="float">
            <text:p>192,981873269</text:p>
          </table:table-cell>
          <table:table-cell office:value-type="float" office:value="123.626167143" calcext:value-type="float">
            <text:p>123,626167143</text:p>
          </table:table-cell>
        </table:table-row>
        <table:table-row table:style-name="ro1">
          <table:table-cell office:value-type="float" office:value="0.019184636" calcext:value-type="float">
            <text:p>0,019184636</text:p>
          </table:table-cell>
          <table:table-cell office:value-type="float" office:value="192.943402815" calcext:value-type="float">
            <text:p>192,943402815</text:p>
          </table:table-cell>
          <table:table-cell office:value-type="float" office:value="123.601206782" calcext:value-type="float">
            <text:p>123,601206782</text:p>
          </table:table-cell>
        </table:table-row>
        <table:table-row table:style-name="ro1">
          <table:table-cell office:value-type="float" office:value="0.014559826" calcext:value-type="float">
            <text:p>0,014559826</text:p>
          </table:table-cell>
          <table:table-cell office:value-type="float" office:value="192.882721503" calcext:value-type="float">
            <text:p>192,882721503</text:p>
          </table:table-cell>
          <table:table-cell office:value-type="float" office:value="124.362574677" calcext:value-type="float">
            <text:p>124,362574677</text:p>
          </table:table-cell>
        </table:table-row>
        <table:table-row table:style-name="ro1">
          <table:table-cell office:value-type="float" office:value="0.007353893" calcext:value-type="float">
            <text:p>0,007353893</text:p>
          </table:table-cell>
          <table:table-cell office:value-type="float" office:value="192.936208678" calcext:value-type="float">
            <text:p>192,936208678</text:p>
          </table:table-cell>
          <table:table-cell office:value-type="float" office:value="123.962587824" calcext:value-type="float">
            <text:p>123,9625878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21650552375" calcext:value-type="float">
            <text:p>0,0216505524</text:p>
          </table:table-cell>
          <table:table-cell table:formula="of:=TRIMMEAN([.B2:.B11];0.2)" office:value-type="float" office:value="192.93679428175" calcext:value-type="float">
            <text:p>192,9367942818</text:p>
          </table:table-cell>
          <table:table-cell table:formula="of:=TRIMMEAN([.C2:.C11];0.2)" office:value-type="float" office:value="124.27734946575" calcext:value-type="float">
            <text:p>124,2773494658</text:p>
          </table:table-cell>
        </table:table-row>
      </table:table>
      <table:table table:name="6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095937742" calcext:value-type="float">
            <text:p>0,095937742</text:p>
          </table:table-cell>
          <table:table-cell office:value-type="float" office:value="185.796210531" calcext:value-type="float">
            <text:p>185,796210531</text:p>
          </table:table-cell>
          <table:table-cell office:value-type="float" office:value="124.227022021" calcext:value-type="float">
            <text:p>124,227022021</text:p>
          </table:table-cell>
        </table:table-row>
        <table:table-row table:style-name="ro1">
          <table:table-cell office:value-type="float" office:value="0.027691804" calcext:value-type="float">
            <text:p>0,027691804</text:p>
          </table:table-cell>
          <table:table-cell office:value-type="float" office:value="185.720864676" calcext:value-type="float">
            <text:p>185,720864676</text:p>
          </table:table-cell>
          <table:table-cell office:value-type="float" office:value="123.471783365" calcext:value-type="float">
            <text:p>123,471783365</text:p>
          </table:table-cell>
        </table:table-row>
        <table:table-row table:style-name="ro1">
          <table:table-cell office:value-type="float" office:value="0.031376968" calcext:value-type="float">
            <text:p>0,031376968</text:p>
          </table:table-cell>
          <table:table-cell office:value-type="float" office:value="185.730120129" calcext:value-type="float">
            <text:p>185,730120129</text:p>
          </table:table-cell>
          <table:table-cell office:value-type="float" office:value="124.568083628" calcext:value-type="float">
            <text:p>124,568083628</text:p>
          </table:table-cell>
        </table:table-row>
        <table:table-row table:style-name="ro1">
          <table:table-cell office:value-type="float" office:value="0.031756917" calcext:value-type="float">
            <text:p>0,031756917</text:p>
          </table:table-cell>
          <table:table-cell office:value-type="float" office:value="185.784988582" calcext:value-type="float">
            <text:p>185,784988582</text:p>
          </table:table-cell>
          <table:table-cell office:value-type="float" office:value="122.205329669" calcext:value-type="float">
            <text:p>122,205329669</text:p>
          </table:table-cell>
        </table:table-row>
        <table:table-row table:style-name="ro1">
          <table:table-cell office:value-type="float" office:value="0.017413476" calcext:value-type="float">
            <text:p>0,017413476</text:p>
          </table:table-cell>
          <table:table-cell office:value-type="float" office:value="185.72068415" calcext:value-type="float">
            <text:p>185,72068415</text:p>
          </table:table-cell>
          <table:table-cell office:value-type="float" office:value="123.278977689" calcext:value-type="float">
            <text:p>123,278977689</text:p>
          </table:table-cell>
        </table:table-row>
        <table:table-row table:style-name="ro1">
          <table:table-cell office:value-type="float" office:value="0.012028389" calcext:value-type="float">
            <text:p>0,012028389</text:p>
          </table:table-cell>
          <table:table-cell office:value-type="float" office:value="186.632058092" calcext:value-type="float">
            <text:p>186,632058092</text:p>
          </table:table-cell>
          <table:table-cell office:value-type="float" office:value="122.002246415" calcext:value-type="float">
            <text:p>122,002246415</text:p>
          </table:table-cell>
        </table:table-row>
        <table:table-row table:style-name="ro1">
          <table:table-cell office:value-type="float" office:value="0.015028685" calcext:value-type="float">
            <text:p>0,015028685</text:p>
          </table:table-cell>
          <table:table-cell office:value-type="float" office:value="185.709461992" calcext:value-type="float">
            <text:p>185,709461992</text:p>
          </table:table-cell>
          <table:table-cell office:value-type="float" office:value="124.652711281" calcext:value-type="float">
            <text:p>124,652711281</text:p>
          </table:table-cell>
        </table:table-row>
        <table:table-row table:style-name="ro1">
          <table:table-cell office:value-type="float" office:value="0.017030748" calcext:value-type="float">
            <text:p>0,017030748</text:p>
          </table:table-cell>
          <table:table-cell office:value-type="float" office:value="185.732876456" calcext:value-type="float">
            <text:p>185,732876456</text:p>
          </table:table-cell>
          <table:table-cell office:value-type="float" office:value="122.5758986" calcext:value-type="float">
            <text:p>122,5758986</text:p>
          </table:table-cell>
        </table:table-row>
        <table:table-row table:style-name="ro1">
          <table:table-cell office:value-type="float" office:value="0.015779549" calcext:value-type="float">
            <text:p>0,015779549</text:p>
          </table:table-cell>
          <table:table-cell office:value-type="float" office:value="185.783388898" calcext:value-type="float">
            <text:p>185,783388898</text:p>
          </table:table-cell>
          <table:table-cell office:value-type="float" office:value="122.955480258" calcext:value-type="float">
            <text:p>122,955480258</text:p>
          </table:table-cell>
        </table:table-row>
        <table:table-row table:style-name="ro1">
          <table:table-cell office:value-type="float" office:value="0.013125265" calcext:value-type="float">
            <text:p>0,013125265</text:p>
          </table:table-cell>
          <table:table-cell office:value-type="float" office:value="185.805074626" calcext:value-type="float">
            <text:p>185,805074626</text:p>
          </table:table-cell>
          <table:table-cell office:value-type="float" office:value="123.816242282" calcext:value-type="float">
            <text:p>123,8162422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211504265" calcext:value-type="float">
            <text:p>0,0211504265</text:p>
          </table:table-cell>
          <table:table-cell table:formula="of:=TRIMMEAN([.B2:.B11];0.2)" office:value-type="float" office:value="185.759276006" calcext:value-type="float">
            <text:p>185,759276006</text:p>
          </table:table-cell>
          <table:table-cell table:formula="of:=TRIMMEAN([.C2:.C11];0.2)" office:value-type="float" office:value="123.387352189" calcext:value-type="float">
            <text:p>123,387352189</text:p>
          </table:table-cell>
        </table:table-row>
      </table:table>
      <table:table table:name="Comparativo" table:style-name="ta1">
        <table:shapes>
          <draw:frame draw:z-index="0" draw:style-name="gr1" draw:text-style-name="P1" svg:width="108.26mm" svg:height="89.99mm" svg:x="5.19mm" svg:y="39.51mm">
            <draw:object draw:notify-on-update-of-ranges="Comparativo.A1:Comparativo.A1 Comparativo.A2:Comparativo.A2 Comparativo.B1:Comparativo.B1 Comparativo.B2:Comparativo.B2 Comparativo.C1:Comparativo.C1 Comparativo.C2:Comparativo.C2 Comparativo.D1:Comparativo.D1 Comparativo.D2:Comparativo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3.24mm" svg:height="89.99mm" svg:x="125.88mm" svg:y="40.84mm">
            <draw:object draw:notify-on-update-of-ranges="Comparativo.A3:Comparativo.A3 Comparativo.B1:Comparativo.B1 Comparativo.B3:Comparativo.B3 Comparativo.C1:Comparativo.C1 Comparativo.C3:Comparativo.C3 Comparativo.D1:Comparativo.D1 Comparativo.D3:Comparativo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5.14mm" svg:y="38.97mm">
            <draw:object draw:notify-on-update-of-ranges="Comparativo.A4:Comparativo.A4 Comparativo.B1:Comparativo.B1 Comparativo.B4:Comparativo.B4 Comparativo.C1:Comparativo.C1 Comparativo.C4:Comparativo.C4 Comparativo.D1:Comparativo.D1 Comparativo.D4:Comparativo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2CM.A13]" office:value-type="float" office:value="0.028431162875" calcext:value-type="float">
            <text:p>0,0284311629</text:p>
          </table:table-cell>
          <table:table-cell table:formula="of:=[4CM.A13]" office:value-type="float" office:value="0.021650552375" calcext:value-type="float">
            <text:p>0,0216505524</text:p>
          </table:table-cell>
          <table:table-cell table:formula="of:=[6CM.A13]" office:value-type="float" office:value="0.0211504265" calcext:value-type="float">
            <text:p>0,021150426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[2CM.B13]" office:value-type="float" office:value="156.05108828175" calcext:value-type="float">
            <text:p>156,0510882818</text:p>
          </table:table-cell>
          <table:table-cell table:formula="of:=[4CM.B13]" office:value-type="float" office:value="192.93679428175" calcext:value-type="float">
            <text:p>192,9367942818</text:p>
          </table:table-cell>
          <table:table-cell table:formula="of:=[6CM.B13]" office:value-type="float" office:value="185.759276006" calcext:value-type="float">
            <text:p>185,75927600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[2CM.C13]" office:value-type="float" office:value="107.683774399375" calcext:value-type="float">
            <text:p>107,6837743994</text:p>
          </table:table-cell>
          <table:table-cell table:formula="of:=[4CM.C13]" office:value-type="float" office:value="124.27734946575" calcext:value-type="float">
            <text:p>124,2773494658</text:p>
          </table:table-cell>
          <table:table-cell table:formula="of:=[6CM.C13]" office:value-type="float" office:value="123.387352189" calcext:value-type="float">
            <text:p>123,387352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09:38:11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7-04T09:42:17.018000000</dc:date>
    <meta:editing-duration>PT16M41S</meta:editing-duration>
    <meta:editing-cycles>6</meta:editing-cycles>
    <meta:generator>LibreOffice/4.4.7.2$Windows_x86 LibreOffice_project/f3153a8b245191196a4b6b9abd1d0da16eead600</meta:generator>
    <meta:document-statistic meta:table-count="4" meta:cell-count="1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27cm" svg:height="9cm" xlink:href=".." xlink:type="simple" chart:class="chart:bar" chart:style-name="ch1">
        <chart:legend chart:legend-position="end" svg:x="9.358cm" svg:y="3.703cm" style:legend-expansion="high" chart:style-name="ch2"/>
        <chart:plot-area chart:style-name="ch3" table:cell-range-address="Comparativo.A1:Comparativo.D2" chart:data-source-has-labels="both" svg:x="0.216cm" svg:y="0.18cm" svg:width="8.926cm" svg:height="8.64cm">
          <chartooo:coordinate-region svg:x="1.314cm" svg:y="0.379cm" svg:width="7.828cm" svg:height="7.794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B1:Comparativo.B1</svg:desc>
                </draw:g>
              </table:table-cell>
              <table:table-cell office:value-type="string">
                <text:p>4CM</text:p>
                <draw:g>
                  <svg:desc>Comparativo.C1:Comparativo.C1</svg:desc>
                </draw:g>
              </table:table-cell>
              <table:table-cell office:value-type="string">
                <text:p>6CM</text:p>
                <draw:g>
                  <svg:desc>Comparativo.D1:Comparativ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028431162875">
                <text:p>0.028431162875</text:p>
                <draw:g>
                  <svg:desc>Comparativo.B2:Comparativo.B2</svg:desc>
                </draw:g>
              </table:table-cell>
              <table:table-cell office:value-type="float" office:value="0.021650552375">
                <text:p>0.021650552375</text:p>
                <draw:g>
                  <svg:desc>Comparativo.C2:Comparativo.C2</svg:desc>
                </draw:g>
              </table:table-cell>
              <table:table-cell office:value-type="float" office:value="0.0211504265">
                <text:p>0.0211504265</text:p>
                <draw:g>
                  <svg:desc>Comparativo.D2:Comparativo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25cm" svg:height="9cm" xlink:href=".." xlink:type="simple" chart:class="chart:bar" chart:style-name="ch1">
        <chart:legend chart:legend-position="end" svg:x="8.856cm" svg:y="3.703cm" style:legend-expansion="high" chart:style-name="ch2"/>
        <chart:plot-area chart:style-name="ch3" table:cell-range-address="Comparativo.A3:Comparativo.D3 Comparativo.B1:Comparativo.D1" chart:data-source-has-labels="both" svg:x="0.206cm" svg:y="0.18cm" svg:width="8.444cm" svg:height="8.64cm">
          <chartooo:coordinate-region svg:x="1.013cm" svg:y="0.379cm" svg:width="7.637cm" svg:height="7.794cm"/>
          <chart:axis chart:dimension="x" chart:name="primary-x" chart:style-name="ch4" chartooo:axis-type="auto">
            <chartooo:date-scale/>
            <chart:categories table:cell-range-address="Comparativo.A3:Compar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3:Comparativo.B3" chart:label-cell-address="Comparativo.B1:Comparativo.B1" chart:class="chart:bar">
            <chart:data-point/>
          </chart:series>
          <chart:series chart:style-name="ch8" chart:values-cell-range-address="Comparativo.C3:Comparativo.C3" chart:label-cell-address="Comparativo.C1:Comparativo.C1" chart:class="chart:bar">
            <chart:data-point/>
          </chart:series>
          <chart:series chart:style-name="ch9" chart:values-cell-range-address="Comparativo.D3:Comparativo.D3" chart:label-cell-address="Comparativo.D1:Comparativo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B1:Comparativo.B1</svg:desc>
                </draw:g>
              </table:table-cell>
              <table:table-cell office:value-type="string">
                <text:p>4CM</text:p>
                <draw:g>
                  <svg:desc>Comparativo.C1:Comparativo.C1</svg:desc>
                </draw:g>
              </table:table-cell>
              <table:table-cell office:value-type="string">
                <text:p>6CM</text:p>
                <draw:g>
                  <svg:desc>Comparativo.D1:Comparativ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Comparativo.A3:Comparativo.A3</svg:desc>
                </draw:g>
              </table:table-cell>
              <table:table-cell office:value-type="float" office:value="156.05108828175">
                <text:p>156.05108828175</text:p>
                <draw:g>
                  <svg:desc>Comparativo.B3:Comparativo.B3</svg:desc>
                </draw:g>
              </table:table-cell>
              <table:table-cell office:value-type="float" office:value="192.93679428175">
                <text:p>192.93679428175</text:p>
                <draw:g>
                  <svg:desc>Comparativo.C3:Comparativo.C3</svg:desc>
                </draw:g>
              </table:table-cell>
              <table:table-cell office:value-type="float" office:value="185.759276006">
                <text:p>185.759276006</text:p>
                <draw:g>
                  <svg:desc>Comparativo.D3:Comparativo.D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Comparativo.A4:Comparativo.D4 Comparativo.B1:Comparativo.D1" chart:data-source-has-labels="both" svg:x="0.32cm" svg:y="0.18cm" svg:width="13.891cm" svg:height="8.64cm">
          <chartooo:coordinate-region svg:x="1.127cm" svg:y="0.379cm" svg:width="13.084cm" svg:height="7.794cm"/>
          <chart:axis chart:dimension="x" chart:name="primary-x" chart:style-name="ch4" chartooo:axis-type="auto">
            <chartooo:date-scale/>
            <chart:categories table:cell-range-address="Comparativo.A4:Comparativo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4:Comparativo.B4" chart:label-cell-address="Comparativo.B1:Comparativo.B1" chart:class="chart:bar">
            <chart:data-point/>
          </chart:series>
          <chart:series chart:style-name="ch8" chart:values-cell-range-address="Comparativo.C4:Comparativo.C4" chart:label-cell-address="Comparativo.C1:Comparativo.C1" chart:class="chart:bar">
            <chart:data-point/>
          </chart:series>
          <chart:series chart:style-name="ch9" chart:values-cell-range-address="Comparativo.D4:Comparativo.D4" chart:label-cell-address="Comparativo.D1:Comparativo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B1:Comparativo.B1</svg:desc>
                </draw:g>
              </table:table-cell>
              <table:table-cell office:value-type="string">
                <text:p>4CM</text:p>
                <draw:g>
                  <svg:desc>Comparativo.C1:Comparativo.C1</svg:desc>
                </draw:g>
              </table:table-cell>
              <table:table-cell office:value-type="string">
                <text:p>6CM</text:p>
                <draw:g>
                  <svg:desc>Comparativo.D1:Comparativ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Comparativo.A4:Comparativo.A4</svg:desc>
                </draw:g>
              </table:table-cell>
              <table:table-cell office:value-type="float" office:value="107.683774399375">
                <text:p>107.683774399375</text:p>
                <draw:g>
                  <svg:desc>Comparativo.B4:Comparativo.B4</svg:desc>
                </draw:g>
              </table:table-cell>
              <table:table-cell office:value-type="float" office:value="124.27734946575">
                <text:p>124.27734946575</text:p>
                <draw:g>
                  <svg:desc>Comparativo.C4:Comparativo.C4</svg:desc>
                </draw:g>
              </table:table-cell>
              <table:table-cell office:value-type="float" office:value="123.387352189">
                <text:p>123.387352189</text:p>
                <draw:g>
                  <svg:desc>Comparativo.D4:Comparativo.D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